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test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pyte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equirement already satisfied: pytest in c:\programdata\anaconda3\envs\rstudio\lib\site-packages (3.6.4)</text:p>
          </table:table-cell>
        </table:table-row>
        <table:table-row table:style-name="ro1">
          <table:table-cell/>
          <table:table-cell office:value-type="string">
            <text:p>Requirement already satisfied: setuptools in c:\programdata\anaconda3\envs\rstudio\lib\site-packages (from pytest) (39.1.0)</text:p>
          </table:table-cell>
        </table:table-row>
        <table:table-row table:style-name="ro1">
          <table:table-cell/>
          <table:table-cell office:value-type="string">
            <text:p>Requirement already satisfied: more-itertools&gt;=4.0.0 in c:\programdata\anaconda3\envs\rstudio\lib\site-packages (from pytest) (4.2.0)</text:p>
          </table:table-cell>
        </table:table-row>
        <table:table-row table:style-name="ro1">
          <table:table-cell/>
          <table:table-cell office:value-type="string">
            <text:p>Requirement already satisfied: six&gt;=1.10.0 in c:\programdata\anaconda3\envs\rstudio\lib\site-packages (from pytest) (1.11.0)</text:p>
          </table:table-cell>
        </table:table-row>
        <table:table-row table:style-name="ro1">
          <table:table-cell/>
          <table:table-cell office:value-type="string">
            <text:p>Requirement already satisfied: colorama; sys_platform == "win32" in c:\programdata\anaconda3\envs\rstudio\lib\site-packages (from pytest) (0.3.9)</text:p>
          </table:table-cell>
        </table:table-row>
        <table:table-row table:style-name="ro1">
          <table:table-cell/>
          <table:table-cell office:value-type="string">
            <text:p>Requirement already satisfied: attrs&gt;=17.4.0 in c:\programdata\anaconda3\envs\rstudio\lib\site-packages (from pytest) (18.1.0)</text:p>
          </table:table-cell>
        </table:table-row>
        <table:table-row table:style-name="ro1">
          <table:table-cell/>
          <table:table-cell office:value-type="string">
            <text:p>Requirement already satisfied: py&gt;=1.5.0 in c:\programdata\anaconda3\envs\rstudio\lib\site-packages (from pytest) (1.5.4)</text:p>
          </table:table-cell>
        </table:table-row>
        <table:table-row table:style-name="ro1">
          <table:table-cell/>
          <table:table-cell office:value-type="string">
            <text:p>Requirement already satisfied: pluggy&lt;0.8,&gt;=0.5 in c:\programdata\anaconda3\envs\rstudio\lib\site-packages (from pytest) (0.6.0)</text:p>
          </table:table-cell>
        </table:table-row>
        <table:table-row table:style-name="ro1">
          <table:table-cell/>
          <table:table-cell office:value-type="string">
            <text:p>Requirement already satisfied: atomicwrites&gt;=1.0 in c:\programdata\anaconda3\envs\rstudio\lib\site-packages (from pytest) (1.1.5)</text:p>
          </table:table-cell>
        </table:table-row>
      </table:table>
      <table:table table:name="pytest-pep8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pytest-pep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llecting pytest-pep8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1f/1c/c834344ef39381558b047bea1e3005197fa8457c199d58219996ca07defb/pytest-pep8-1.0.6.tar.gz</text:p>
          </table:table-cell>
        </table:table-row>
        <table:table-row table:style-name="ro1">
          <table:table-cell/>
          <table:table-cell office:value-type="string">
            <text:p>Collecting pytest-cache (from pytest-pep8)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d1/15/082fd0428aab33d2bafa014f3beb241830427ba803a8912a5aaeaf3a5663/pytest-cache-1.0.tar.gz</text:p>
          </table:table-cell>
        </table:table-row>
        <table:table-row table:style-name="ro1">
          <table:table-cell/>
          <table:table-cell office:value-type="string">
            <text:p>Requirement already satisfied: pytest&gt;=2.4.2 in c:\programdata\anaconda3\envs\rstudio\lib\site-packages (from pytest-pep8) (3.6.4)</text:p>
          </table:table-cell>
        </table:table-row>
        <table:table-row table:style-name="ro1">
          <table:table-cell/>
          <table:table-cell office:value-type="string">
            <text:p>Collecting pep8&gt;=1.3 (from pytest-pep8)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42/3f/669429ce58de2c22d8d2c542752e137ec4b9885fff398d3eceb1a7f5acb4/pep8-1.7.1-py2.py3-none-any.whl (41kB)</text:p>
          </table:table-cell>
        </table:table-row>
        <table:table-row table:style-name="ro1">
          <table:table-cell/>
          <table:table-cell office:value-type="string">
            <text:p>Collecting execnet&gt;=1.1.dev1 (from pytest-cache-&gt;pytest-pep8)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d3/2e/c63af07fa471e0a02d05793c7a56a9f7d274a8489442a5dc4fb3b2b3c705/execnet-1.7.1-py2.py3-none-any.whl</text:p>
          </table:table-cell>
        </table:table-row>
        <table:table-row table:style-name="ro1">
          <table:table-cell/>
          <table:table-cell office:value-type="string">
            <text:p>Requirement already satisfied: attrs&gt;=17.4.0 in c:\programdata\anaconda3\envs\rstudio\lib\site-packages (from pytest&gt;=2.4.2-&gt;pytest-pep8) (18.1.0)</text:p>
          </table:table-cell>
        </table:table-row>
        <table:table-row table:style-name="ro1">
          <table:table-cell/>
          <table:table-cell office:value-type="string">
            <text:p>Requirement already satisfied: six&gt;=1.10.0 in c:\programdata\anaconda3\envs\rstudio\lib\site-packages (from pytest&gt;=2.4.2-&gt;pytest-pep8) (1.11.0)</text:p>
          </table:table-cell>
        </table:table-row>
        <table:table-row table:style-name="ro1">
          <table:table-cell/>
          <table:table-cell office:value-type="string">
            <text:p>Requirement already satisfied: py&gt;=1.5.0 in c:\programdata\anaconda3\envs\rstudio\lib\site-packages (from pytest&gt;=2.4.2-&gt;pytest-pep8) (1.5.4)</text:p>
          </table:table-cell>
        </table:table-row>
        <table:table-row table:style-name="ro1">
          <table:table-cell/>
          <table:table-cell office:value-type="string">
            <text:p>Requirement already satisfied: more-itertools&gt;=4.0.0 in c:\programdata\anaconda3\envs\rstudio\lib\site-packages (from pytest&gt;=2.4.2-&gt;pytest-pep8) (4.2.0)</text:p>
          </table:table-cell>
        </table:table-row>
        <table:table-row table:style-name="ro1">
          <table:table-cell/>
          <table:table-cell office:value-type="string">
            <text:p>Requirement already satisfied: pluggy&lt;0.8,&gt;=0.5 in c:\programdata\anaconda3\envs\rstudio\lib\site-packages (from pytest&gt;=2.4.2-&gt;pytest-pep8) (0.6.0)</text:p>
          </table:table-cell>
        </table:table-row>
        <table:table-row table:style-name="ro1">
          <table:table-cell/>
          <table:table-cell office:value-type="string">
            <text:p>Requirement already satisfied: colorama; sys_platform == "win32" in c:\programdata\anaconda3\envs\rstudio\lib\site-packages (from pytest&gt;=2.4.2-&gt;pytest-pep8) (0.3.9)</text:p>
          </table:table-cell>
        </table:table-row>
        <table:table-row table:style-name="ro1">
          <table:table-cell/>
          <table:table-cell office:value-type="string">
            <text:p>Requirement already satisfied: setuptools in c:\programdata\anaconda3\envs\rstudio\lib\site-packages (from pytest&gt;=2.4.2-&gt;pytest-pep8) (39.1.0)</text:p>
          </table:table-cell>
        </table:table-row>
        <table:table-row table:style-name="ro1">
          <table:table-cell/>
          <table:table-cell office:value-type="string">
            <text:p>Requirement already satisfied: atomicwrites&gt;=1.0 in c:\programdata\anaconda3\envs\rstudio\lib\site-packages (from pytest&gt;=2.4.2-&gt;pytest-pep8) (1.1.5)</text:p>
          </table:table-cell>
        </table:table-row>
        <table:table-row table:style-name="ro1">
          <table:table-cell/>
          <table:table-cell office:value-type="string">
            <text:p>Collecting apipkg&gt;=1.4 (from execnet&gt;=1.1.dev1-&gt;pytest-cache-&gt;pytest-pep8)</text:p>
          </table:table-cell>
        </table:table-row>
        <table:table-row table:style-name="ro1">
          <table:table-cell/>
          <table:table-cell office:value-type="string">
            <text:p><text:s text:c="2"/>Downloading https://files.pythonhosted.org/packages/67/08/4815a09603fc800209431bec5b8bd2acf2f95abdfb558a44a42507fb94da/apipkg-1.5-py2.py3-none-any.whl</text:p>
          </table:table-cell>
        </table:table-row>
        <table:table-row table:style-name="ro1">
          <table:table-cell/>
          <table:table-cell office:value-type="string">
            <text:p>Building wheels for collected packages: pytest-pep8, pytest-cache</text:p>
          </table:table-cell>
        </table:table-row>
        <table:table-row table:style-name="ro1">
          <table:table-cell/>
          <table:table-cell office:value-type="string">
            <text:p><text:s text:c="2"/>Building wheel for pytest-pep8 (setup.py): started</text:p>
          </table:table-cell>
        </table:table-row>
        <table:table-row table:style-name="ro1">
          <table:table-cell/>
          <table:table-cell office:value-type="string">
            <text:p><text:s text:c="2"/>Building wheel for pytest-pep8 (setup.py): finished with status 'done'</text:p>
          </table:table-cell>
        </table:table-row>
        <table:table-row table:style-name="ro1">
          <table:table-cell/>
          <table:table-cell office:value-type="string">
            <text:p><text:s text:c="2"/>Created wheel for pytest-pep8: filename=pytest_pep8-1.0.6-cp36-none-any.whl size=4811 sha256=7ce549574faa93eb3fcaa445b90ccc92c4dbfdcab5d20cfc4f212f499dc34b2d</text:p>
          </table:table-cell>
        </table:table-row>
        <table:table-row table:style-name="ro1">
          <table:table-cell/>
          <table:table-cell office:value-type="string">
            <text:p><text:s text:c="2"/>Stored in directory: C:\Users\PC\AppData\Local\pip\Cache\wheels\68\34\52\2a6e08e030cef8b3671898f34cecb12750cc4b96ebfe66fe67</text:p>
          </table:table-cell>
        </table:table-row>
        <table:table-row table:style-name="ro1">
          <table:table-cell/>
          <table:table-cell office:value-type="string">
            <text:p><text:s text:c="2"/>Building wheel for pytest-cache (setup.py): started</text:p>
          </table:table-cell>
        </table:table-row>
        <table:table-row table:style-name="ro1">
          <table:table-cell/>
          <table:table-cell office:value-type="string">
            <text:p><text:s text:c="2"/>Building wheel for pytest-cache (setup.py): finished with status 'done'</text:p>
          </table:table-cell>
        </table:table-row>
        <table:table-row table:style-name="ro1">
          <table:table-cell/>
          <table:table-cell office:value-type="string">
            <text:p><text:s text:c="2"/>Created wheel for pytest-cache: filename=pytest_cache-1.0-cp36-none-any.whl size=6143 sha256=d0b5cbe3ac6440486e0969fab5baa9944d9d9336a380420c77f9be6fdd2af3a8</text:p>
          </table:table-cell>
        </table:table-row>
        <table:table-row table:style-name="ro1">
          <table:table-cell/>
          <table:table-cell office:value-type="string">
            <text:p><text:s text:c="2"/>Stored in directory: C:\Users\PC\AppData\Local\pip\Cache\wheels\e4\9e\28\59d0a23800e49808f17920c5922252c661966ca4a36db5ee38</text:p>
          </table:table-cell>
        </table:table-row>
        <table:table-row table:style-name="ro1">
          <table:table-cell/>
          <table:table-cell office:value-type="string">
            <text:p>Successfully built pytest-pep8 pytest-cache</text:p>
          </table:table-cell>
        </table:table-row>
        <table:table-row table:style-name="ro1">
          <table:table-cell/>
          <table:table-cell office:value-type="string">
            <text:p>Installing collected packages: apipkg, execnet, pytest-cache, pep8, pytest-pep8</text:p>
          </table:table-cell>
        </table:table-row>
        <table:table-row table:style-name="ro1">
          <table:table-cell/>
          <table:table-cell office:value-type="string">
            <text:p>Successfully installed apipkg-1.5 execnet-1.7.1 pep8-1.7.1 pytest-cache-1.0 pytest-pep8-1.0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2019/10/15</text:date>, <text:time>23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5S</meta:editing-duration>
    <meta:editing-cycles>4</meta:editing-cycles>
    <meta:generator>OpenOffice.org/3.4$Win32 OpenOffice.org_project/340m1$Build-9590</meta:generator>
    <dc:date>2019-10-15T23:00:54.27</dc:date>
    <meta:document-statistic meta:table-count="2" meta:cell-count="42" meta:object-count="0"/>
    <meta:user-defined meta:name="Info 1"/>
    <meta:user-defined meta:name="Info 2"/>
    <meta:user-defined meta:name="Info 3"/>
    <meta:user-defined meta:name="Info 4"/>
  </office:meta>
</office:document-meta>
</file>